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roman"/>
    <style:font-face style:name="Calibri1" svg:font-family="Calibr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Text_20_body">
      <style:paragraph-properties fo:text-align="justify" style:justify-single-word="false"/>
      <style:text-properties style:font-name="Calibri" officeooo:paragraph-rsid="001e485b"/>
    </style:style>
    <style:style style:name="P3" style:family="paragraph" style:parent-style-name="Text_20_body">
      <style:paragraph-properties fo:text-align="justify" style:justify-single-word="false"/>
      <style:text-properties style:font-name="Calibri" officeooo:paragraph-rsid="001cfe08"/>
    </style:style>
    <style:style style:name="P4" style:family="paragraph" style:parent-style-name="Text_20_body">
      <style:paragraph-properties fo:text-align="justify" style:justify-single-word="false"/>
      <style:text-properties style:font-name="Calibri" officeooo:paragraph-rsid="001fa892"/>
    </style:style>
    <style:style style:name="P5" style:family="paragraph" style:parent-style-name="Text_20_body">
      <style:paragraph-properties fo:text-align="justify" style:justify-single-word="false"/>
      <style:text-properties style:font-name="Calibri" officeooo:paragraph-rsid="00236c5f"/>
    </style:style>
    <style:style style:name="P6" style:family="paragraph" style:parent-style-name="Text_20_body">
      <style:paragraph-properties fo:text-align="justify" style:justify-single-word="false"/>
      <style:text-properties style:font-name="Calibri" officeooo:paragraph-rsid="0023745c"/>
    </style:style>
    <style:style style:name="P7" style:family="paragraph" style:parent-style-name="Text_20_body">
      <style:paragraph-properties fo:text-align="justify" style:justify-single-word="false"/>
      <style:text-properties style:font-name="Calibri" officeooo:paragraph-rsid="0027e617"/>
    </style:style>
    <style:style style:name="P8" style:family="paragraph" style:parent-style-name="Text_20_body">
      <style:paragraph-properties fo:text-align="justify" style:justify-single-word="false"/>
      <style:text-properties style:font-name="Calibri" officeooo:paragraph-rsid="00223278" fo:background-color="#ffff00"/>
    </style:style>
    <style:style style:name="P9" style:family="paragraph" style:parent-style-name="Text_20_body">
      <style:paragraph-properties fo:text-align="justify" style:justify-single-word="false"/>
      <style:text-properties style:font-name="Calibri" officeooo:paragraph-rsid="0027e617" fo:background-color="#ffff00"/>
    </style:style>
    <style:style style:name="P10" style:family="paragraph" style:parent-style-name="Text_20_body">
      <style:paragraph-properties fo:text-align="center" style:justify-single-word="false"/>
      <style:text-properties style:font-name="Calibri" officeooo:paragraph-rsid="0023745c" fo:background-color="#ffff00"/>
    </style:style>
    <style:style style:name="P11" style:family="paragraph" style:parent-style-name="Text_20_body">
      <style:paragraph-properties fo:text-align="center" style:justify-single-word="false"/>
      <style:text-properties style:font-name="Calibri" officeooo:paragraph-rsid="00236c5f"/>
    </style:style>
    <style:style style:name="P12" style:family="paragraph" style:parent-style-name="Text_20_body">
      <style:paragraph-properties fo:text-align="justify" style:justify-single-word="false"/>
      <style:text-properties style:font-name="Calibri" officeooo:paragraph-rsid="0028d883" fo:background-color="transparent"/>
    </style:style>
    <style:style style:name="P13" style:family="paragraph" style:parent-style-name="Text_20_body">
      <style:paragraph-properties fo:margin-left="2.448cm" fo:margin-right="2.381cm" fo:text-align="justify" style:justify-single-word="false" fo:text-indent="0cm" style:auto-text-indent="false"/>
      <style:text-properties style:font-name="Calibri" officeooo:paragraph-rsid="0023745c"/>
    </style:style>
    <style:style style:name="P14" style:family="paragraph" style:parent-style-name="Heading_20_1">
      <style:paragraph-properties fo:text-align="justify" style:justify-single-word="false" fo:break-before="page"/>
      <style:text-properties style:font-name="Calibri" officeooo:paragraph-rsid="001c3512"/>
    </style:style>
    <style:style style:name="P15" style:family="paragraph" style:parent-style-name="Heading_20_1">
      <style:paragraph-properties fo:text-align="justify" style:justify-single-word="false"/>
      <style:text-properties style:font-name="Calibri" officeooo:paragraph-rsid="001cfe08"/>
    </style:style>
    <style:style style:name="P16" style:family="paragraph" style:parent-style-name="Heading_20_2">
      <style:paragraph-properties fo:text-align="justify" style:justify-single-word="false"/>
      <style:text-properties style:font-name="Calibri" officeooo:paragraph-rsid="001cfe08"/>
    </style:style>
    <style:style style:name="P17" style:family="paragraph" style:parent-style-name="Heading_20_2">
      <style:text-properties style:font-name="Calibri" officeooo:paragraph-rsid="001fa892"/>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Endnote">
      <style:text-properties officeooo:paragraph-rsid="0024972f" fo:background-color="#ffff00"/>
    </style:style>
    <style:style style:name="T1" style:family="text">
      <style:text-properties officeooo:rsid="001c3512"/>
    </style:style>
    <style:style style:name="T2" style:family="text">
      <style:text-properties officeooo:rsid="001cfe08"/>
    </style:style>
    <style:style style:name="T3" style:family="text">
      <style:text-properties officeooo:rsid="001e485b"/>
    </style:style>
    <style:style style:name="T4" style:family="text">
      <style:text-properties fo:font-style="italic" officeooo:rsid="001e485b" style:font-style-asian="italic" style:font-style-complex="italic"/>
    </style:style>
    <style:style style:name="T5" style:family="text">
      <style:text-properties fo:font-style="italic" officeooo:rsid="0023745c" style:font-style-asian="italic" style:font-style-complex="italic"/>
    </style:style>
    <style:style style:name="T6" style:family="text">
      <style:text-properties fo:font-style="italic" fo:font-weight="normal" officeooo:rsid="001e485b" style:font-style-asian="italic" style:font-weight-asian="normal" style:font-style-complex="italic" style:font-weight-complex="normal"/>
    </style:style>
    <style:style style:name="T7" style:family="text">
      <style:text-properties fo:font-style="normal" officeooo:rsid="001e485b" style:font-style-asian="normal" style:font-style-complex="normal"/>
    </style:style>
    <style:style style:name="T8" style:family="text">
      <style:text-properties fo:font-style="normal" officeooo:rsid="0023745c" style:font-style-asian="normal" style:font-style-complex="normal"/>
    </style:style>
    <style:style style:name="T9" style:family="text">
      <style:text-properties officeooo:rsid="001fa892"/>
    </style:style>
    <style:style style:name="T10" style:family="text">
      <style:text-properties officeooo:rsid="001e485b" fo:background-color="#ffff00"/>
    </style:style>
    <style:style style:name="T11" style:family="text">
      <style:text-properties officeooo:rsid="00223278"/>
    </style:style>
    <style:style style:name="T12" style:family="text">
      <style:text-properties officeooo:rsid="00236c5f"/>
    </style:style>
    <style:style style:name="T13" style:family="text">
      <style:text-properties officeooo:rsid="0023745c"/>
    </style:style>
    <style:style style:name="T14" style:family="text">
      <style:text-properties officeooo:rsid="0024972f"/>
    </style:style>
    <style:style style:name="T15" style:family="text">
      <style:text-properties officeooo:rsid="00253615"/>
    </style:style>
    <style:style style:name="T16" style:family="text">
      <style:text-properties style:font-name="Calibri1" officeooo:rsid="00253615"/>
    </style:style>
    <style:style style:name="T17" style:family="text">
      <style:text-properties officeooo:rsid="00265c36"/>
    </style:style>
    <style:style style:name="T18" style:family="text">
      <style:text-properties officeooo:rsid="0027e617"/>
    </style:style>
    <style:style style:name="T19" style:family="text">
      <style:text-properties officeooo:rsid="0028d883"/>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9">Índice</text:p>
          </text:index-title>
          <text:p text:style-name="P20"><text:a xlink:type="simple" xlink:href="#__RefHeading__105_1892170608" text:style-name="Index_20_Link" text:visited-style-name="Index_20_Link">Introducción<text:tab/>3</text:a></text:p>
          <text:p text:style-name="P20"><text:a xlink:type="simple" xlink:href="#__RefHeading__107_1892170608" text:style-name="Index_20_Link" text:visited-style-name="Index_20_Link">Algoritmo de creación de panorámica<text:tab/>3</text:a></text:p>
          <text:p text:style-name="P18"><text:a xlink:type="simple" xlink:href="#__RefHeading__109_1892170608" text:style-name="Index_20_Link" text:visited-style-name="Index_20_Link">Búsqueda de puntos característicos<text:tab/>3</text:a></text:p>
          <text:p text:style-name="P18"><text:a xlink:type="simple" xlink:href="#__RefHeading__126_1892170608" text:style-name="Index_20_Link" text:visited-style-name="Index_20_Link">Bucle principal<text:tab/>3</text:a></text:p>
          <text:p text:style-name="P18"><text:a xlink:type="simple" xlink:href="#__RefHeading__111_1892170608" text:style-name="Index_20_Link" text:visited-style-name="Index_20_Link">Cálculo de la correlación<text:tab/>3</text:a></text:p>
          <text:p text:style-name="P18"><text:a xlink:type="simple" xlink:href="#__RefHeading__113_1892170608" text:style-name="Index_20_Link" text:visited-style-name="Index_20_Link">Cálculo de la transformación definitiva<text:tab/>3</text:a></text:p>
          <text:p text:style-name="P18"><text:a xlink:type="simple" xlink:href="#__RefHeading__115_1892170608" text:style-name="Index_20_Link" text:visited-style-name="Index_20_Link">Montaje de la panorámica<text:tab/>3</text:a></text:p>
          <text:p text:style-name="P20"><text:a xlink:type="simple" xlink:href="#__RefHeading__118_1892170608" text:style-name="Index_20_Link" text:visited-style-name="Index_20_Link">Parte optativa<text:tab/>4</text:a></text:p>
          <text:p text:style-name="P20"><text:a xlink:type="simple" xlink:href="#__RefHeading__120_1892170608" text:style-name="Index_20_Link" text:visited-style-name="Index_20_Link">Experimentación<text:tab/>4</text:a></text:p>
        </text:index-body>
      </text:table-of-content>
      <text:p text:style-name="Standard"/>
      <text:h text:style-name="P14" text:outline-level="1"><text:bookmark-start text:name="__RefHeading__105_1892170608"/><text:span text:style-name="T1">Introducción</text:span><text:bookmark-end text:name="__RefHeading__105_1892170608"/></text:h>
      <text:p text:style-name="P2"><text:span text:style-name="T3">A continuación se encuentra la documentación de la función </text:span><text:span text:style-name="T6">Fpanorama</text:span><text:span text:style-name="T3">, que se dedica a la creación de panorámicas automáticamente a partir de una serie de imágenes introducidas.</text:span></text:p>
      <text:p text:style-name="P2"><text:span text:style-name="T3">La función recibe una secuencia con al menos dos imágenes en un formato de mapa de bits, y su resultado es una secuencia con, además de una muestra de los pasos intermedios, una imagen con <text:s/>las imágenes originales acopladas según sus puntos coincidentes.</text:span></text:p>
      <text:p text:style-name="P8"><text:span text:style-name="T11">Las imágenes de entrada deben estar ordenadas</text:span></text:p>
      <text:h text:style-name="P15" text:outline-level="1"><text:bookmark-start text:name="__RefHeading__107_1892170608"/><text:span text:style-name="T2">Algoritmo de creación de panorámica</text:span><text:bookmark-end text:name="__RefHeading__107_1892170608"/></text:h>
      <text:p text:style-name="P2"><text:span text:style-name="T3">El algoritmo de creación de la panorámica se basa en </text:span><text:span text:style-name="T10">4</text:span><text:span text:style-name="T3"> pasos principales, cada uno de los cuales se llama desde el método </text:span><text:span text:style-name="T4">processSeq</text:span><text:span text:style-name="T7">. </text:span></text:p>
      <text:h text:style-name="P16" text:outline-level="2"><text:bookmark-start text:name="__RefHeading__109_1892170608"/><text:span text:style-name="T2">Búsqueda de </text:span><text:span text:style-name="T3">puntos </text:span><text:span text:style-name="T2">característic</text:span><text:span text:style-name="T3">os</text:span><text:bookmark-end text:name="__RefHeading__109_1892170608"/></text:h>
      <text:p text:style-name="P2"><text:span text:style-name="T3">Para empezar, todas las imágenes se transforman a escala de grises, y se aplica el método de Nitzberg-Harris para encontrar puntos característicos en cada una de las imágenes.</text:span></text:p>
      <text:h text:style-name="P17" text:outline-level="2"><text:bookmark-start text:name="__RefHeading__126_1892170608"/><text:span text:style-name="T9">Bucle principal</text:span><text:bookmark-end text:name="__RefHeading__126_1892170608"/></text:h>
      <text:p text:style-name="P4"><text:span text:style-name="T9">Una vez calculados los puntos principales de cada imagen, se itera sobre ellas aplicando el algoritmo en cada iteración sobre una imagen y la siguiente, de forma que se obtiene la transformación de una imagen sobre la anterior. Esta es la razón por la que las imágenes de entrada deben estar ordenadas.</text:span></text:p>
      <text:h text:style-name="P16" text:outline-level="2"><text:bookmark-start text:name="__RefHeading__111_1892170608"/><text:span text:style-name="T2">Cálculo de la correlación</text:span><text:bookmark-end text:name="__RefHeading__111_1892170608"/></text:h>
      <text:p text:style-name="P5"><text:span text:style-name="T11">El cálculo de la correlación cruzada se basa en comparar zonas cuadradas centradas en cada punto característico, para así establecer que un punto de una imagen corresponde a otro de la otra. </text:span><text:span text:style-name="T12">Esta correspondencia se calcula mediante la siguiente fórmula:</text:span></text:p>
      <text:p text:style-name="P11"><text:span text:style-name="T12"><draw:frame draw:style-name="fr1" draw:name="Objeto1" text:anchor-type="as-char" svg:y="-1.018cm" svg:width="6.255cm" svg:height="1.852cm" draw:z-index="0"><draw:object xlink:href="./Object 1" xlink:type="simple" xlink:show="embed" xlink:actuate="onLoad"/><draw:image xlink:href="./ObjectReplacements/Object 1" xlink:type="simple" xlink:show="embed" xlink:actuate="onLoad"/></draw:frame></text:span></text:p>
      <text:p text:style-name="P13"><text:span text:style-name="T13">En la que </text:span><text:span text:style-name="T8"><draw:frame draw:style-name="fr1" draw:name="Objeto2" text:anchor-type="as-char" svg:y="-0.437cm" svg:width="0.564cm" svg:height="0.591cm" draw:z-index="1"><draw:object xlink:href="./Object 2" xlink:type="simple" xlink:show="embed" xlink:actuate="onLoad"/><draw:image xlink:href="./ObjectReplacements/Object 2" xlink:type="simple" xlink:show="embed" xlink:actuate="onLoad"/></draw:frame></text:span><text:span text:style-name="T8">representa la intensidad en escala de grises del punto característico de la ventana </text:span><text:span text:style-name="T5">i </text:span><text:span text:style-name="T8">de la imagen </text:span><text:span text:style-name="T5">n</text:span><text:span text:style-name="T8">, mientras que </text:span><text:span text:style-name="T8"><draw:frame draw:style-name="fr1" draw:name="Objeto3" text:anchor-type="as-char" svg:y="-0.437cm" svg:width="0.661cm" svg:height="0.527cm" draw:z-index="2"><draw:object xlink:href="./Object 3" xlink:type="simple" xlink:show="embed" xlink:actuate="onLoad"/><draw:image xlink:href="./ObjectReplacements/Object 3" xlink:type="simple" xlink:show="embed" xlink:actuate="onLoad"/></draw:frame></text:span><text:span text:style-name="T8">representa la media de las intensidades de la ventana </text:span><text:span text:style-name="T5">i</text:span><text:span text:style-name="T8"> de la imagen </text:span><text:span text:style-name="T5">n</text:span><text:span text:style-name="T8">.</text:span></text:p>
      <text:p text:style-name="P6"><text:span text:style-name="T12">El tamaño de estas ventanas depende del parámetro introducido por el usuario, así, si el usuario introduce un valor de 4 en el parámetro, se creará una ventana añadiendo 4 píxeles en cada dirección desde el píxel. </text:span><text:span text:style-name="T17">En el caso de que una ventana salga fuera de la imagen, el punto característico se desecha.</text:span></text:p>
      <text:p text:style-name="P10"><text:span text:style-name="T12">[Imagen con la ventana </text:span><text:span text:style-name="T17">y <text:s/>con el desechamiento</text:span><text:span text:style-name="T12">]</text:span></text:p>
      <text:p text:style-name="P6"><text:span text:style-name="T13">La fórmula debe aplicarse para cada combinación de puntos de ambas imágenes, obteniendo un listado de posibles correlaciones. Para intentar optimizar el tiempo de ejecución, se precalculan las medias de todas las ventanas, así como cada divisor.</text:span></text:p>
      <text:p text:style-name="P6"><text:span text:style-name="T13">Conforme se van calculando las correlaciones, se van añadiendo a una estructura de cola de prioridad, de forma que </text:span><text:span text:style-name="T14">las correlaciones estén ordenadas </text:span><text:span text:style-name="T15">siempre </text:span><text:span text:style-name="T14">de mayor a menor.</text:span><text:span text:style-name="T14"><text:note text:id="ftn0" text:note-class="endnote"><text:note-citation text:label="[1]">[1]</text:note-citation><text:note-body><text:p text:style-name="P21"><text:span text:style-name="T14">TODO: Explicar como se hace</text:span></text:p></text:note-body></text:note></text:span><text:span text:style-name="T14"> </text:span><text:span text:style-name="T15">Una vez </text:span><text:soft-page-break/><text:span text:style-name="T15">calculadas, se extraen las dos mejores, y se comprueba si la mejor correlación supera a la segunda mejor en un factor determinado (que llamamos </text:span><text:span text:style-name="T16">λ</text:span><text:span text:style-name="T15">). Así, si </text:span><text:span text:style-name="T15"><draw:frame draw:style-name="fr1" draw:name="Objeto4" text:anchor-type="as-char" svg:y="-0.437cm" svg:width="2.432cm" svg:height="0.527cm" draw:z-index="3"><draw:object xlink:href="./Object 4" xlink:type="simple" xlink:show="embed" xlink:actuate="onLoad"/><draw:image xlink:href="./ObjectReplacements/Object 4" xlink:type="simple" xlink:show="embed" xlink:actuate="onLoad"/></draw:frame></text:span><text:span text:style-name="T17">se selecciona la correlación como válida, en otro caso se pasa a la siguiente ventana, desechando esta. </text:span><text:span text:style-name="T15">De esta forma podemos evitar falsos positivos, eligiendo las correlaciones que realmente destacan de las demás.</text:span></text:p>
      <text:p text:style-name="P7"><text:span text:style-name="T18">El resultado de esta etapa es un listado de posibles transformaciones, que se procesarán para obtener la definitiva.</text:span></text:p>
      <text:h text:style-name="P16" text:outline-level="2"><text:bookmark-start text:name="__RefHeading__113_1892170608"/><text:span text:style-name="T2">Cálculo de la transformación definitiva</text:span><text:bookmark-end text:name="__RefHeading__113_1892170608"/></text:h>
      <text:p text:style-name="P7"><text:span text:style-name="T18">Para calcular la transformación definitiva ordenaremos </text:span></text:p>
      <text:p text:style-name="P9"><text:span text:style-name="T18">[Mirar si lo dejo así o separo desplazamiento en X y desplazamiento en Y]</text:span></text:p>
      <text:h text:style-name="P16" text:outline-level="2"><text:bookmark-start text:name="__RefHeading__115_1892170608"/><text:span text:style-name="T2">Montaje de la panorámica</text:span><text:bookmark-end text:name="__RefHeading__115_1892170608"/></text:h>
      <text:p text:style-name="P7"><text:span text:style-name="T18">Una vez calculada la transformación necesaria, se procede a montar la panorámica en sí misma. Para ello, dependiendo de los signos de la componente x y la componente y de la transformación, se asignan al desplazamiento correspondiente a la primera imagen o a la segunda. Así se consigue que la imagen se monte correctamente independientemente del orden relativo entre dos imágenes concretas.</text:span></text:p>
      <text:p text:style-name="P9"><text:span text:style-name="T18">[Imagen de las posibles configuraciones y el signo del desplazamiento]</text:span></text:p>
      <text:p text:style-name="P7"><text:span text:style-name="T18">A la hora de juntar las dos imágenes, se copian todos los píxeles de la primera imagen en la posición que determinen sus desplazamientos, para posteriormente escribir los píxeles de la segunda según determinen los suyos. El resultado es que la segunda imagen aparece por encima de la primera imagen.</text:span></text:p>
      <text:p text:style-name="P7"><text:span text:style-name="T18">Una vez hecho esto, se recorta la imagen resultante para dejar el mínimo de zonas vacías, pero sin llegar a perder información.</text:span></text:p>
      <text:p text:style-name="P9"><text:span text:style-name="T18">[Imagen de los posibles recortes]</text:span></text:p>
      <text:p text:style-name="P12"><text:span text:style-name="T19">Cuando la panorámica se construye con las dos primeras imágenes de la secuencia, la imagen sobre la que se une la segunda, será la primera. Si no, la segunda imagen se unirá sobre la panorámica acumulada hasta el momento, ajustando los desplazamientos para unirlas correctamente.</text:span></text:p>
      <text:h text:style-name="P15" text:outline-level="1"><text:bookmark-start text:name="__RefHeading__118_1892170608"/><text:span text:style-name="T2">Parte optativa</text:span><text:bookmark-end text:name="__RefHeading__118_1892170608"/></text:h>
      <text:p text:style-name="P3"><text:span text:style-name="T2"/></text:p>
      <text:h text:style-name="P15" text:outline-level="1"><text:bookmark-start text:name="__RefHeading__120_1892170608"/><text:span text:style-name="T2">Experimentación</text:span><text:bookmark-end text:name="__RefHeading__120_1892170608"/></text:h>
      <text:p text:style-name="P3"><text:span text:style-name="T2"/></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1" svg:font-family="'Courier New'" style:font-family-generic="roman"/>
    <style:font-face style:name="Calibri1" svg:font-family="Calibr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2:20:07.35</meta:creation-date>
    <dc:date>2013-04-21T17:24:28.21</dc:date>
    <meta:editing-duration>PT4H19M8S</meta:editing-duration>
    <meta:editing-cycles>6</meta:editing-cycles>
    <meta:generator>LibreOffice/4.0.0.3$Windows_x86 LibreOffice_project/7545bee9c2a0782548772a21bc84a9dcc583b89</meta:generator>
    <meta:document-statistic meta:table-count="0" meta:image-count="0" meta:object-count="4" meta:page-count="5" meta:paragraph-count="42" meta:word-count="750" meta:character-count="4609" meta:non-whitespace-character-count="3896"/>
  </office:meta>
</office:document-meta>
</file>

<file path=Object 1/content.xml><?xml version="1.0" encoding="utf-8"?>
<math xmlns="http://www.w3.org/1998/Math/MathML">
  <semantics>
    <mrow>
      <mrow>
        <mi mathvariant="italic">CC</mi>
        <mo stretchy="false">=</mo>
        <mfrac>
          <mrow>
            <mrow>
              <munder>
                <mo stretchy="false">∑</mo>
                <mrow>
                  <mi>i</mi>
                </mrow>
              </munder>
              <mrow>
                <mo stretchy="false">(</mo>
                <mrow>
                  <mrow>
                    <mrow>
                      <mo stretchy="false">(</mo>
                      <mrow>
                        <mrow>
                          <msubsup>
                            <mi>I</mi>
                            <mi>i</mi>
                            <mn>1</mn>
                          </msubsup>
                          <mo stretchy="false">−</mo>
                          <msup>
                            <mi>m</mi>
                            <mn>1</mn>
                          </msup>
                        </mrow>
                      </mrow>
                      <mo stretchy="false">)</mo>
                    </mrow>
                    <mo stretchy="false">∗</mo>
                    <mrow>
                      <mo stretchy="false">(</mo>
                      <mrow>
                        <mrow>
                          <msubsup>
                            <mi>I</mi>
                            <mi>i</mi>
                            <mn>2</mn>
                          </msubsup>
                          <mo stretchy="false">−</mo>
                          <msup>
                            <mi>m</mi>
                            <mn>2</mn>
                          </msup>
                        </mrow>
                      </mrow>
                      <mo stretchy="false">)</mo>
                    </mrow>
                  </mrow>
                </mrow>
                <mo stretchy="false">)</mo>
              </mrow>
            </mrow>
          </mrow>
          <mrow>
            <mrow>
              <msqrt>
                <mrow>
                  <mrow>
                    <munder>
                      <mo stretchy="false">∑</mo>
                      <mrow>
                        <mi>i</mi>
                      </mrow>
                    </munder>
                    <msup>
                      <mrow>
                        <mo stretchy="false">(</mo>
                        <mrow>
                          <mrow>
                            <msubsup>
                              <mi>I</mi>
                              <mi>i</mi>
                              <mn>1</mn>
                            </msubsup>
                            <mo stretchy="false">−</mo>
                            <msup>
                              <mi>m</mi>
                              <mn>1</mn>
                            </msup>
                          </mrow>
                        </mrow>
                        <mo stretchy="false">)</mo>
                      </mrow>
                      <mn>2</mn>
                    </msup>
                  </mrow>
                </mrow>
              </msqrt>
              <mo stretchy="false">∗</mo>
              <msqrt>
                <mrow>
                  <mrow>
                    <munder>
                      <mo stretchy="false">∑</mo>
                      <mrow>
                        <mi>i</mi>
                      </mrow>
                    </munder>
                    <msup>
                      <mrow>
                        <mo stretchy="false">(</mo>
                        <mrow>
                          <mrow>
                            <msubsup>
                              <mi>I</mi>
                              <mi>i</mi>
                              <mn>2</mn>
                            </msubsup>
                            <mo stretchy="false">−</mo>
                            <msup>
                              <mi>m</mi>
                              <mn>2</mn>
                            </msup>
                          </mrow>
                        </mrow>
                        <mo stretchy="false">)</mo>
                      </mrow>
                      <mn>2</mn>
                    </msup>
                  </mrow>
                </mrow>
              </msqrt>
            </mrow>
          </mrow>
        </mfrac>
      </mrow>
    </mrow>
    <annotation encoding="StarMath 5.0">CC = {sum from{i} ((I_i^1 - m^1) * (I_i^2 - m^2) )  } over {sqrt{sum from{i} (I_i^1-m^1)^2   }  * sqrt{sum from{i} (I_i^2-m^2)^2 } }</annotation>
  </semantics>
</math>
</file>

<file path=Object 2/content.xml><?xml version="1.0" encoding="utf-8"?>
<math xmlns="http://www.w3.org/1998/Math/MathML">
  <semantics>
    <mrow>
      <msubsup>
        <mi>I</mi>
        <mi>i</mi>
        <mi>n</mi>
      </msubsup>
    </mrow>
    <annotation encoding="StarMath 5.0">I_i^n</annotation>
  </semantics>
</math>
</file>

<file path=Object 3/content.xml><?xml version="1.0" encoding="utf-8"?>
<math xmlns="http://www.w3.org/1998/Math/MathML">
  <semantics>
    <mrow>
      <msup>
        <mi>m</mi>
        <mi>n</mi>
      </msup>
    </mrow>
    <annotation encoding="StarMath 5.0">m^n</annotation>
  </semantics>
</math>
</file>

<file path=Object 4/content.xml><?xml version="1.0" encoding="utf-8"?>
<math xmlns="http://www.w3.org/1998/Math/MathML">
  <semantics>
    <mrow>
      <mrow>
        <mrow>
          <msup>
            <mi mathvariant="italic">CC</mi>
            <mn>1</mn>
          </msup>
          <mo stretchy="false">∗</mo>
          <mi>λ</mi>
        </mrow>
        <mo stretchy="false">&gt;</mo>
        <msup>
          <mi mathvariant="italic">CC</mi>
          <mn>2</mn>
        </msup>
      </mrow>
    </mrow>
    <annotation encoding="StarMath 5.0">   CC^1 * λ &gt; CC^2</annotation>
  </semantics>
</math>
</file>